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text-properties officeooo:rsid="0011ec3e" officeooo:paragraph-rsid="0011ec3e"/>
    </style:style>
    <style:style style:name="P2" style:family="paragraph" style:parent-style-name="Standard">
      <style:text-properties officeooo:paragraph-rsid="00144f9b"/>
    </style:style>
    <style:style style:name="P3" style:family="paragraph" style:parent-style-name="Standard">
      <style:text-properties officeooo:paragraph-rsid="00161814"/>
    </style:style>
    <style:style style:name="P4" style:family="paragraph" style:parent-style-name="Standard">
      <style:text-properties officeooo:rsid="001b97cc" officeooo:paragraph-rsid="001b97cc"/>
    </style:style>
    <style:style style:name="P5" style:family="paragraph" style:parent-style-name="Standard">
      <style:text-properties officeooo:rsid="001b97cc" officeooo:paragraph-rsid="0021e4b6"/>
    </style:style>
    <style:style style:name="P6" style:family="paragraph" style:parent-style-name="Standard">
      <style:text-properties fo:font-size="20pt" style:font-size-asian="20pt" style:font-size-complex="20pt"/>
    </style:style>
    <style:style style:name="P7" style:family="paragraph" style:parent-style-name="Standard">
      <style:text-properties fo:font-size="18pt" style:font-size-asian="18pt" style:font-size-complex="18pt"/>
    </style:style>
    <style:style style:name="P8" style:family="paragraph" style:parent-style-name="Standard">
      <style:text-properties fo:font-size="11pt" officeooo:rsid="001fb77a" officeooo:paragraph-rsid="001fb77a" style:font-size-asian="9.60000038146973pt" style:font-size-complex="11pt"/>
    </style:style>
    <style:style style:name="P9" style:family="paragraph" style:parent-style-name="Standard">
      <style:text-properties officeooo:paragraph-rsid="001cf4c1"/>
    </style:style>
    <style:style style:name="P10" style:family="paragraph" style:parent-style-name="Standard" style:master-page-name="Standard">
      <style:paragraph-properties style:page-number="auto"/>
      <style:text-properties fo:font-size="18pt" style:font-size-asian="18pt" style:font-size-complex="18pt"/>
    </style:style>
    <style:style style:name="T1" style:family="text">
      <style:text-properties officeooo:rsid="0011ec3e"/>
    </style:style>
    <style:style style:name="T2" style:family="text">
      <style:text-properties officeooo:rsid="0011ef54"/>
    </style:style>
    <style:style style:name="T3" style:family="text">
      <style:text-properties officeooo:rsid="0013a418"/>
    </style:style>
    <style:style style:name="T4" style:family="text">
      <style:text-properties officeooo:rsid="00144f9b"/>
    </style:style>
    <style:style style:name="T5" style:family="text">
      <style:text-properties officeooo:rsid="001891ad"/>
    </style:style>
    <style:style style:name="T6" style:family="text">
      <style:text-properties officeooo:rsid="001cf4c1"/>
    </style:style>
    <style:style style:name="T7" style:family="text">
      <style:text-properties fo:font-size="18pt" style:font-size-asian="18pt" style:font-size-complex="18pt"/>
    </style:style>
    <style:style style:name="T8" style:family="text">
      <style:text-properties officeooo:rsid="001f0b31"/>
    </style:style>
    <style:style style:name="T9" style:family="text">
      <style:text-properties officeooo:rsid="002040bb"/>
    </style:style>
    <style:style style:name="T10" style:family="text">
      <style:text-properties officeooo:rsid="00273ef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Setting:</text:p>
      <text:p text:style-name="P1">A new World Scenario would fit our example very well, this world should be created either using an example in history, invent one yourself for example inhabitation of Mars or reset time via catastrophes like an atomic war or the classic zombie apocalypse.</text:p>
      <text:p text:style-name="Standard">Our game is set in a world without magic or any factors none rationally explainable, since we want our game to be very near to a simulation. Due to this constrain <text:span text:style-name="T1">taking an example from history fits in really well,</text:span> the early settler scenario of the USA in the 1600-1800 or a fictional parallel <text:span text:style-name="T1">might be the best option to do that especially since everybody should have at least heard about it.</text:span></text:p>
      <text:p text:style-name="P6">Basic conflict</text:p>
      <text:p text:style-name="P3"><text:span text:style-name="T2">For the European settlers, e</text:span>veryone living around you including yourself had <text:span text:style-name="T3">to start from scratch after they</text:span> <text:span text:style-name="T3">left their home for different reasons ranging from adventurousness to being on the run from lawful or political motivated persecution</text:span>.</text:p>
      <text:p text:style-name="P3">Now you area settler and you are responsible for your farm or collection of settlements that you manage to work together. To ensure survival working together is the key to victory yet you always have to weight certain risks and ensure a missed harvest <text:span text:style-name="T5">does not lead to your extinction</text:span>. Working together might always have rational profits but you also have to consider, that your counterpart might not keep to his agreement.</text:p>
      <text:p text:style-name="P2"><text:s/>If we include Native Americans <text:span text:style-name="T4">they arise a new conflict of their own since they start off with more than the new settlers, resulting into a dominant position at the start of our game</text:span>. <text:span text:style-name="T4">They have to either help the newly arrived settlers which of course would help the newcomers to flourish, who then could pay back their debt or the natives could let them starve through the long winters that nearly extinguished early settling stages in history so the native people don´t lose their advantageous position. This conflict might be a little to complex to reduce it to cooperation and it´s benefits though, but it definitely would be something that shows that the farmers fable can not always be applied and cooperation, if It means giving up your dominant position can lead to great disadvantages (At least in your own lifetime and the next 10 generations). </text:span></text:p>
      <text:p text:style-name="Standard"><text:span text:style-name="T7">Concept</text:span></text:p>
      <text:p text:style-name="P8">During the year each farmer has to make <text:span text:style-name="T9">his own preparations to maximize his income from farming but also has to think ahead for future iterations . At the end of the year he will receive his main harvest.</text:span></text:p>
      <text:p text:style-name="P7">Genre</text:p>
      <text:p text:style-name="Standard">Build Game, Simulation, Survival<text:bookmark text:name="_GoBack"/></text:p>
      <text:p text:style-name="P7">Citizens</text:p>
      <text:p text:style-name="P5">Settlers of different nationalities. <text:span text:style-name="T8">Each settler has his own farm at the start, they all have different amounts of experience in what they are doing and also differ in the kind and amount of land they inherit. Since not everyone is a farmer at lest not once you have a few people who know what they are doing, there would be space for other professions, which are able to boost the farming income in their own way. Like a smith or woodworker for tools and other workers that have to be sullied with food to acquire new land by deforestation.</text:span></text:p>
      <text:p text:style-name="P5"><text:soft-page-break/><text:span text:style-name="T8">(Native americans)</text:span></text:p>
      <text:p text:style-name="P7">Rules</text:p>
      <text:p text:style-name="P9"><text:span text:style-name="T6">Different entities can decide to cooperate or not but also they can disobey earlier arrangements but they have to live with the consequences.</text:span></text:p>
      <text:p text:style-name="P7">Start and Endpoint</text:p>
      <text:p text:style-name="P4">We start at the brink of survival and have to build up a whole new life that in the end will be better than the one we left behind. <text:span text:style-name="T10">In the end we will realize that this ca only be archived by cooperating with the right peop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GB"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GB"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7874in" fo:margin-left="0.9839in" fo:margin-right="0.9839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Stolz</meta:initial-creator>
    <meta:editing-cycles>42</meta:editing-cycles>
    <meta:creation-date>2019-11-15T11:09:00</meta:creation-date>
    <dc:date>2019-11-19T13:36:02.585000000</dc:date>
    <meta:editing-duration>PT50M48S</meta:editing-duration>
    <meta:generator>LibreOffice/6.0.3.2$Windows_X86_64 LibreOffice_project/8f48d515416608e3a835360314dac7e47fd0b821</meta:generator>
    <meta:document-statistic meta:table-count="0" meta:image-count="0" meta:object-count="0" meta:page-count="2" meta:paragraph-count="18" meta:word-count="596" meta:character-count="3401" meta:non-whitespace-character-count="282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